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3EF04F9DAB9CD96B6D6.png" manifest:media-type="image/png"/>
  <manifest:file-entry manifest:full-path="Pictures/10000001000002C80000030EFBA1C68426780700.png" manifest:media-type="image/png"/>
  <manifest:file-entry manifest:full-path="Pictures/1000000100000363000002C2EAA3A991E6D28F59.png" manifest:media-type="image/png"/>
  <manifest:file-entry manifest:full-path="Pictures/100000010000041F000004385E29F09944B540E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-0.732cm" svg:y="0.229cm" svg:width="13.797cm" svg:height="14.123cm" draw:z-index="0"><draw:image xlink:href="Pictures/100000010000041F000004385E29F09944B540E0.png" xlink:type="simple" xlink:show="embed" xlink:actuate="onLoad" draw:mime-type="image/png"/></draw:frame></text:p>
      <text:p text:style-name="Standard"/>
      <text:p text:style-name="Standard"><draw:frame draw:style-name="fr1" draw:name="Imagen2" text:anchor-type="char" svg:x="4.089cm" svg:y="14.831cm" svg:width="14.004cm" svg:height="11.404cm" draw:z-index="1"><draw:image xlink:href="Pictures/1000000100000363000002C2EAA3A991E6D28F59.png" xlink:type="simple" xlink:show="embed" xlink:actuate="onLoad" draw:mime-type="image/png"/></draw:frame></text:p>
      <text:p text:style-name="P1"><draw:frame draw:style-name="fr1" draw:name="Imagen3" text:anchor-type="char" svg:x="1.436cm" svg:y="0.762cm" svg:width="14.871cm" svg:height="16.332cm" draw:z-index="2"><draw:image xlink:href="Pictures/10000001000002C80000030EFBA1C68426780700.png" xlink:type="simple" xlink:show="embed" xlink:actuate="onLoad" draw:mime-type="image/png"/></draw:frame></text:p>
      <text:p text:style-name="Standard"/>
      <text:p text:style-name="Standard"><draw:frame draw:style-name="fr1" draw:name="Imagen4" text:anchor-type="char" svg:x="1.217cm" svg:y="1.252cm" svg:width="14.931cm" svg:height="7.83cm" draw:z-index="3"><draw:image xlink:href="Pictures/1000000100000780000003EF04F9DAB9CD96B6D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10:32:00.462620785</meta:creation-date>
    <dc:date>2025-04-07T10:37:30.065701010</dc:date>
    <meta:editing-duration>PT5M30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7.4.7.2$Linux_X86_64 LibreOffice_project/40$Build-2</meta:generator>
  </office:meta>
</office:document-meta>
</file>